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rebuchet MS" style:text-underline-style="solid" style:text-underline-width="auto" style:text-underline-color="font-color"/>
    </style:style>
    <style:style style:name="P2" style:family="paragraph" style:parent-style-name="Standard">
      <style:text-properties style:font-name="Trebuchet MS" style:text-underline-style="none"/>
    </style:style>
    <style:style style:name="P3" style:family="paragraph" style:parent-style-name="Standard">
      <style:text-properties style:font-name="Trebuchet MS" fo:font-style="normal" style:text-underline-style="none" style:font-style-asian="normal" style:font-style-complex="normal"/>
    </style:style>
    <style:style style:name="P4" style:family="paragraph" style:parent-style-name="Standard">
      <style:text-properties style:font-name="Trebuchet MS" fo:font-style="italic" style:text-underline-style="none" style:font-style-asian="italic" style:font-style-complex="italic"/>
    </style:style>
    <style:style style:name="P5" style:family="paragraph" style:parent-style-name="Standard">
      <style:text-properties style:text-position="0% 100%" style:font-name="Trebuchet MS" style:text-underline-style="none"/>
    </style:style>
    <style:style style:name="P6" style:family="paragraph" style:parent-style-name="Standard">
      <style:text-properties style:text-position="0% 100%" style:font-name="Trebuchet MS" style:text-underline-style="solid" style:text-underline-width="auto" style:text-underline-color="font-color"/>
    </style:style>
    <style:style style:name="P7" style:family="paragraph" style:parent-style-name="Standard">
      <style:text-properties style:text-position="0% 100%" style:font-name="Trebuchet MS" fo:font-style="normal" style:text-underline-style="none" style:font-style-asian="normal" style:font-style-complex="normal"/>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style:text-position="super 58%" style:text-underline-style="none"/>
    </style:style>
    <style:style style:name="T4" style:family="text">
      <style:text-properties style:text-position="0% 100%"/>
    </style:style>
    <style:style style:name="T5" style:family="text">
      <style:text-properties style:text-position="0% 100%" style:text-underline-style="none"/>
    </style:style>
    <style:style style:name="T6" style:family="text">
      <style:text-properties style:text-position="0% 100%" fo:font-style="italic" style:text-underline-style="none" fo:font-weight="normal" style:font-style-asian="italic" style:font-weight-asian="normal" style:font-style-complex="italic" style:font-weight-complex="normal"/>
    </style:style>
    <style:style style:name="T7" style:family="text">
      <style:text-properties style:text-position="0% 100%" fo:font-style="italic" fo:font-weight="normal" style:font-style-asian="italic" style:font-weight-asian="normal" style:font-style-complex="italic" style:font-weight-complex="normal"/>
    </style:style>
    <style:style style:name="T8" style:family="text">
      <style:text-properties style:text-position="sub 58%"/>
    </style:style>
    <style:style style:name="T9" style:family="text">
      <style:text-properties fo:font-style="italic" style:font-style-asian="italic" style:font-style-complex="italic"/>
    </style:style>
    <style:style style:name="T10" style:family="text">
      <style:text-properties fo:font-style="italic" style:text-underline-style="none" style:font-style-asian="italic" style:font-style-complex="italic"/>
    </style:style>
    <style:style style:name="T11" style:family="text">
      <style:text-properties fo:font-style="italic" style:text-underline-style="none" fo:font-weight="bold" style:font-style-asian="italic" style:font-weight-asian="bold" style:font-style-complex="italic" style:font-weight-complex="bold"/>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ercice 1 :</text:p>
      <text:p text:style-name="P2"/>
      <text:p text:style-name="P1"><text:span text:style-name="T2">7</text:span><text:span text:style-name="T1"> 1 5 6 2 3 10 8 0 9 4<text:tab/></text:span><text:span text:style-name="T2">7</text:span><text:span text:style-name="T1"> 1 5 6 2 3 10 8 0 9 4</text:span></text:p>
      <text:p text:style-name="P1"><text:span text:style-name="T2">1</text:span><text:span text:style-name="T1"> 5 6 2 3 0 4 </text:span>7<text:span text:style-name="T1"> 10 8 9<text:tab/></text:span><text:span text:style-name="T2">1</text:span><text:span text:style-name="T1"> 5 6 2 3 0 4 </text:span>7<text:span text:style-name="T1"> 10 8 9</text:span></text:p>
      <text:p text:style-name="P1"><text:span text:style-name="T1">0 </text:span>1<text:span text:style-name="T1"> </text:span><text:span text:style-name="T2">5</text:span><text:span text:style-name="T1"> 6 2 3 4 </text:span>7<text:span text:style-name="T1"> 10 8 9<text:tab/>0 </text:span>1<text:span text:style-name="T1"> </text:span><text:span text:style-name="T2">4</text:span><text:span text:style-name="T1"> 3 2 6 5 </text:span>7<text:span text:style-name="T1"> 9 8 10</text:span></text:p>
      <text:p text:style-name="P1"><text:span text:style-name="T1">0 </text:span>1<text:span text:style-name="T1"> </text:span>2<text:span text:style-name="T1"> </text:span>3<text:span text:style-name="T1"> 4 </text:span>5<text:span text:style-name="T1"> 6 </text:span>7<text:span text:style-name="T1"> </text:span><text:span text:style-name="T2">10</text:span><text:span text:style-name="T1"> 8 9<text:tab/>0 </text:span>1<text:span text:style-name="T1"> </text:span><text:span text:style-name="T2">3</text:span><text:span text:style-name="T1"> 2 </text:span>4<text:span text:style-name="T1"> 5 6 </text:span>7<text:span text:style-name="T1"> 9 8 10</text:span></text:p>
      <text:p text:style-name="P1"><text:span text:style-name="T1">0 </text:span>1<text:span text:style-name="T1"> </text:span>2<text:span text:style-name="T1"> </text:span>3<text:span text:style-name="T1"> 4 </text:span>5<text:span text:style-name="T1"> 6 </text:span>7<text:span text:style-name="T1"> </text:span>8<text:span text:style-name="T1"> 9 </text:span>10<text:span text:style-name="T1"><text:tab/>0 </text:span>1<text:span text:style-name="T1"> 2 </text:span>3<text:span text:style-name="T1"> </text:span>4<text:span text:style-name="T1"> </text:span>5<text:span text:style-name="T1"> 6 </text:span>7<text:span text:style-name="T1"> </text:span><text:span text:style-name="T2">9</text:span><text:span text:style-name="T1"> 8 10</text:span></text:p>
      <text:p text:style-name="P1"><text:span text:style-name="T1"><text:tab/><text:tab/><text:tab/><text:tab/>0 </text:span>1<text:span text:style-name="T1"> 2 </text:span>3<text:span text:style-name="T1"> </text:span>4<text:span text:style-name="T1"> </text:span>5<text:span text:style-name="T1"> 6 </text:span>7<text:span text:style-name="T1"> 8 </text:span>9<text:span text:style-name="T1"> 10</text:span></text:p>
      <text:p text:style-name="P2"/>
      <text:p text:style-name="P1"><text:span text:style-name="T1">7 1 </text:span><text:span text:style-name="T2">5</text:span><text:span text:style-name="T1"> 6 2 3 10 8 0 9 4</text:span></text:p>
      <text:p text:style-name="P1"><text:span text:style-name="T1">1 2 3 </text:span><text:span text:style-name="T2">0</text:span><text:span text:style-name="T1"> 4 5 7 6 10 8 9</text:span></text:p>
      <text:p text:style-name="P1"><text:span text:style-name="T1">0 1 2 3 4 5 </text:span><text:span text:style-name="T2">7</text:span><text:span text:style-name="T1"> 6 10 8 9</text:span></text:p>
      <text:p text:style-name="P1"><text:span text:style-name="T1">0 1 2 3 4 5 6 7 </text:span><text:span text:style-name="T2">10</text:span><text:span text:style-name="T1"> 8 9</text:span></text:p>
      <text:p text:style-name="P2">0 1 2 3 4 5 6 7 8 9 10</text:p>
      <text:p text:style-name="P1"/>
      <text:p text:style-name="P2">7 1 5 6 2 3 10 8 0 9 4</text:p>
      <text:p text:style-name="P2">7 1 5 6 2 3 4 8 0 9 10</text:p>
      <text:p text:style-name="P2">7 1 5 6 2 3 4 0 8 9 10</text:p>
      <text:p text:style-name="P2">0 1 5 6 2 3 4 7 8 9 10</text:p>
      <text:p text:style-name="P2">0 1 5 6 2 3 4 6 → on retire ce qui est trié</text:p>
      <text:p text:style-name="P2">1 5 6 2 3 4 </text:p>
      <text:p text:style-name="P2">5 6 2 3 4</text:p>
      <text:p text:style-name="P2">5 4 2 3 6</text:p>
      <text:p text:style-name="P2">3 4 2 5 6 </text:p>
      <text:p text:style-name="P2">3 4 2</text:p>
      <text:p text:style-name="P2">3 2 4</text:p>
      <text:p text:style-name="P2">2 3 4</text:p>
      <text:p text:style-name="P2"/>
      <text:p text:style-name="P1">Exercice 2 :</text:p>
      <text:p text:style-name="P2"/>
      <text:p text:style-name="P2">On prend notre vis comme pivot, puis on trie les écrous en deux tableaux celui plus grand que le pivot et celui plus petit. Et ensuite on prends l'écrou et faisons la même chose pour les vis. Puis on recommence sur les sous tableaux.</text:p>
      <text:p text:style-name="P2"/>
      <text:p text:style-name="P1">Exercice 3 :</text:p>
      <text:p text:style-name="P2"/>
      <text:p text:style-name="P2">1/</text:p>
      <text:p text:style-name="P2"/>
      <text:p text:style-name="P2">2/</text:p>
      <text:p text:style-name="P2">Soit on compte le nombre de 0 et de 1 et colle dans un tableau.</text:p>
      <text:p text:style-name="P2">Soit on crée un tableau et ajoute les 0 au début et les 1 à la fin.</text:p>
      <text:p text:style-name="P2"/>
      <text:p text:style-name="P2">3/</text:p>
      <text:p text:style-name="P2">On compte les occurrences de chaque entier, on parcourt un tableau vide, puis on rempli en fonction de la grandeur.</text:p>
      <text:p text:style-name="P2"/>
      <text:p text:style-name="P2">4/</text:p>
      <text:p text:style-name="P2">On fait un tableau pour chaque couleur et on concatène.</text:p>
      <text:p text:style-name="P2"/>
      <text:p text:style-name="P1">Exercice 4 :</text:p>
      <text:p text:style-name="P2">C(tri_rapide(t)) <text:tab/>= C(partition(t)) <text:tab/>+ <text:s/>C(tri_rapide(td)) + C(tri_rapide(tg))</text:p>
      <text:p text:style-name="P1"><text:span text:style-name="T1"><text:tab/><text:tab/><text:tab/>= 2</text:span><text:span text:style-name="T3">k</text:span><text:span text:style-name="T5"> – 2<text:tab/><text:tab/>+ 2 C(2</text:span><text:span text:style-name="T3">k-1</text:span><text:span text:style-name="T5"> – 1) <text:tab/><text:tab/>note : 2</text:span><text:span text:style-name="T3">k</text:span><text:span text:style-name="T5"> – 2 / 2 = 2</text:span><text:span text:style-name="T3">k-1</text:span><text:span text:style-name="T5"> -1</text:span></text:p>
      <text:p text:style-name="P1"><text:soft-page-break/><text:span text:style-name="T5"><text:tab/><text:tab/><text:tab/>= 2</text:span><text:span text:style-name="T3">k</text:span><text:span text:style-name="T5"> – 2 + 2(2</text:span><text:span text:style-name="T3">k-1</text:span><text:span text:style-name="T5"> – 2) + 4 C(2</text:span><text:span text:style-name="T3">k-2</text:span><text:span text:style-name="T5"> – 1)</text:span></text:p>
      <text:p text:style-name="P1"><text:span text:style-name="T5"><text:tab/><text:tab/><text:tab/>= </text:span><text:span text:style-name="T5"><draw:frame draw:style-name="fr1" draw:name="Objet1" text:anchor-type="as-char" svg:y="-0.713cm" svg:width="2.746cm" svg:height="1.139cm" draw:z-index="0"><draw:object xlink:href="./Object 1" xlink:type="simple" xlink:show="embed" xlink:actuate="onLoad"/><draw:image xlink:href="./ObjectReplacements/Object 1" xlink:type="simple" xlink:show="embed" xlink:actuate="onLoad"/></draw:frame></text:span></text:p>
      <text:p text:style-name="P1"><text:span text:style-name="T5"><text:tab/><text:tab/><text:tab/>= </text:span><text:span text:style-name="T5"><draw:frame draw:style-name="fr1" draw:name="Objet2" text:anchor-type="as-char" svg:y="-0.713cm" svg:width="3.649cm" svg:height="1.139cm" draw:z-index="1"><draw:object xlink:href="./Object 2" xlink:type="simple" xlink:show="embed" xlink:actuate="onLoad"/><draw:image xlink:href="./ObjectReplacements/Object 2" xlink:type="simple" xlink:show="embed" xlink:actuate="onLoad"/></draw:frame></text:span></text:p>
      <text:p text:style-name="P1"><text:span text:style-name="T5"><text:tab/><text:tab/><text:tab/>= (k – 1) 2</text:span><text:span text:style-name="T3">k</text:span><text:span text:style-name="T5"> – (2</text:span><text:span text:style-name="T3">k</text:span><text:span text:style-name="T5"> – 2)</text:span></text:p>
      <text:p text:style-name="P5"/>
      <text:p text:style-name="P6">Exercice 5 :</text:p>
      <text:p text:style-name="P5"/>
      <text:p text:style-name="P5">1/</text:p>
      <text:p text:style-name="P5">1/n si le tableau est impair, 2/n sinon.</text:p>
      <text:p text:style-name="P5"/>
      <text:p text:style-name="P5">2/</text:p>
      <text:p text:style-name="P1"><text:span text:style-name="T6">7 1 </text:span><text:span text:style-name="T7">5</text:span><text:span text:style-name="T1"> 6 2 3 10 8 0 9 4</text:span></text:p>
      <text:p text:style-name="P1"><text:span text:style-name="T1">1 </text:span><text:span text:style-name="T9">2</text:span><text:span text:style-name="T10"> 3 0</text:span><text:span text:style-name="T1"> 4 </text:span><text:span text:style-name="T2">5</text:span><text:span text:style-name="T1"> </text:span><text:span text:style-name="T9">7</text:span><text:span text:style-name="T10"> 6 10</text:span><text:span text:style-name="T1"> 8 9</text:span></text:p>
      <text:p text:style-name="P1"><text:span text:style-name="T9">1</text:span><text:span text:style-name="T10"> 0 </text:span><text:span text:style-name="T11">2</text:span><text:span text:style-name="T10"> </text:span><text:span text:style-name="T1">3 4 </text:span><text:span text:style-name="T2">5</text:span><text:span text:style-name="T1"> 6 </text:span><text:span text:style-name="T2">7</text:span><text:span text:style-name="T1"> </text:span><text:span text:style-name="T10">10 8 </text:span><text:span text:style-name="T9">9</text:span></text:p>
      <text:p text:style-name="P3">0 1 2 3 4 5 6 7 8 9 10</text:p>
      <text:p text:style-name="P3"/>
      <text:p text:style-name="P3">3/</text:p>
      <text:p text:style-name="P4">if a &lt; b and b &lt; c :</text:p>
      <text:p text:style-name="P4"><text:tab/>return b</text:p>
      <text:p text:style-name="P4">elif a &lt; b and a &lt; c :</text:p>
      <text:p text:style-name="P4"><text:tab/>return c</text:p>
      <text:p text:style-name="P4">elif a &lt; b :</text:p>
      <text:p text:style-name="P4"><text:tab/>return a</text:p>
      <text:p text:style-name="P4">elif a &lt; c :</text:p>
      <text:p text:style-name="P4"><text:tab/>return c</text:p>
      <text:p text:style-name="P4">else : </text:p>
      <text:p text:style-name="P4"><text:tab/>return b</text:p>
      <text:p text:style-name="P3"/>
      <text:p text:style-name="P3">4/</text:p>
      <text:p text:style-name="P3">p<text:span text:style-name="T8">1</text:span><text:span text:style-name="T4">(n) = p</text:span><text:span text:style-name="T8">n</text:span><text:span text:style-name="T4">(n) = 0</text:span></text:p>
      <text:p text:style-name="P7"/>
      <text:p text:style-name="P7">5/</text:p>
      <text:p text:style-name="P7">n²/2</text:p>
      <text:p text:style-name="P7"/>
      <text:p text:style-name="P7">6/</text:p>
      <text:p text:style-name="P3"><text:span text:style-name="T4">p</text:span><text:span text:style-name="T8">i</text:span><text:span text:style-name="T4">(n) <text:tab/>= 6 P(a &lt; b &lt; c et b élément de rang i)</text:span></text:p>
      <text:p text:style-name="P7"><text:tab/>= 6 P(rang(b) = 1 et rang(a) &lt; i et rang(c) &gt; i)</text:p>
      <text:p text:style-name="P7"><text:tab/>= 6 P(rang(b) = i) P(rang(a) &lt; i | rang(b) = i) P(rang(c)&gt;i | rang(b) = i, rang(a) &lt; i) </text:p>
      <text:p text:style-name="P3"><text:span text:style-name="T4"><text:tab/>= </text:span><text:span text:style-name="T4"><draw:frame draw:style-name="fr1" draw:name="Objet3" text:anchor-type="as-char" svg:y="-0.619cm" svg:width="4.512cm" svg:height="0.998cm" draw:z-index="2"><draw:object xlink:href="./Object 3" xlink:type="simple" xlink:show="embed" xlink:actuate="onLoad"/><draw:image xlink:href="./ObjectReplacements/Object 3" xlink:type="simple" xlink:show="embed" xlink:actuate="onLoad"/></draw:frame></text:span></text:p>
      <text:p text:style-name="P3"><text:span text:style-name="T4"><text:tab/>= </text:span><text:span text:style-name="T4"><draw:frame draw:style-name="fr1" draw:name="Objet4" text:anchor-type="as-char" svg:y="-0.637cm" svg:width="4.78cm" svg:height="1.014cm" draw:z-index="3"><draw:object xlink:href="./Object 4" xlink:type="simple" xlink:show="embed" xlink:actuate="onLoad"/><draw:image xlink:href="./ObjectReplacements/Object 4" xlink:type="simple" xlink:show="embed" xlink:actuate="onLoad"/></draw:frame></text:span></text:p>
      <text:p text:style-name="P7"/>
      <text:p text:style-name="P7">7/</text:p>
      <text:p text:style-name="P3"><text:span text:style-name="T4"><text:tab/>= </text:span><text:span text:style-name="T4"><draw:frame draw:style-name="fr1" draw:name="Objet5" text:anchor-type="as-char" svg:y="-1.15cm" svg:width="3.179cm" svg:height="1.543cm" draw:z-index="4"><draw:object xlink:href="./Object 5" xlink:type="simple" xlink:show="embed" xlink:actuate="onLoad"/><draw:image xlink:href="./ObjectReplacements/Object 5" xlink:type="simple" xlink:show="embed" xlink:actuate="onLoad"/></draw:frame></text:span><text:span text:style-name="T4">limite vers l'infini </text:span><text:span text:style-name="T4"><draw:frame draw:style-name="fr1" draw:name="Objet6" text:anchor-type="as-char" svg:y="-0.619cm" svg:width="0.737cm" svg:height="0.998cm" draw:z-index="5"><draw:object xlink:href="./Object 6" xlink:type="simple" xlink:show="embed" xlink:actuate="onLoad"/><draw:image xlink:href="./ObjectReplacements/Object 6" xlink:type="simple" xlink:show="embed" xlink:actuate="onLoad"/></draw:frame></text:span></text:p>
      <text:p text:style-name="P7"/>
      <text:p text:style-name="P7"/>
      <text:p text:style-name="P7"><text:soft-page-break/>8/</text:p>
      <text:p text:style-name="P3"><text:span text:style-name="T4">P(rang(b) entre n/3 et 2n/3) = </text:span><text:span text:style-name="T4"><draw:frame draw:style-name="fr1" draw:name="Objet7" text:anchor-type="as-char" svg:y="-1.028cm" svg:width="6.74cm" svg:height="1.773cm" draw:z-index="6"><draw:object xlink:href="./Object 7" xlink:type="simple" xlink:show="embed" xlink:actuate="onLoad"/><draw:image xlink:href="./ObjectReplacements/Object 7" xlink:type="simple" xlink:show="embed" xlink:actuate="onLoad"/></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ime Gallais-Jimenez</meta:initial-creator>
    <meta:creation-date>2015-03-26T13:48:59.04</meta:creation-date>
    <dc:date>2015-04-02T15:48:00.98</dc:date>
    <dc:creator>Maxime Gallais-Jimenez</dc:creator>
    <meta:editing-duration>PT3H27M26S</meta:editing-duration>
    <meta:editing-cycles>64</meta:editing-cycles>
    <meta:generator>OpenOffice/4.1.1$Win32 OpenOffice.org_project/411m6$Build-9775</meta:generator>
    <meta:document-statistic meta:table-count="0" meta:image-count="0" meta:object-count="7" meta:page-count="3" meta:paragraph-count="75" meta:word-count="607" meta:character-count="1895"/>
  </office:meta>
</office:document-meta>
</file>

<file path=Object 1/content.xml><?xml version="1.0" encoding="utf-8"?>
<math xmlns="http://www.w3.org/1998/Math/MathML">
  <semantics>
    <mrow>
      <mrow>
        <munderover>
          <mo stretchy="false">∑</mo>
          <mrow>
            <mi>j</mi>
            <mo stretchy="false">=</mo>
            <mn>0</mn>
          </mrow>
          <mrow>
            <mi>k</mi>
            <mo stretchy="false">−</mo>
            <mn>2</mn>
          </mrow>
        </munderover>
        <msup>
          <mn>2</mn>
          <mi>j</mi>
        </msup>
      </mrow>
      <mrow>
        <mo stretchy="false">(</mo>
        <mrow>
          <mrow>
            <msup>
              <mn>2</mn>
              <mrow>
                <mrow>
                  <mi>k</mi>
                  <mo stretchy="false">−</mo>
                  <mi>j</mi>
                </mrow>
              </mrow>
            </msup>
            <mo stretchy="false">−</mo>
            <mn>2</mn>
          </mrow>
        </mrow>
        <mo stretchy="false">)</mo>
      </mrow>
    </mrow>
    <annotation encoding="StarMath 5.0">sum from j=0 to k-2 2 ^j (2^{k - j} - 2)</annotation>
  </semantics>
</math>
</file>

<file path=Object 2/content.xml><?xml version="1.0" encoding="utf-8"?>
<math xmlns="http://www.w3.org/1998/Math/MathML">
  <semantics>
    <mrow>
      <mrow>
        <mo stretchy="false">(</mo>
        <mrow>
          <mi>k</mi>
          <mi>–</mi>
          <mn>1</mn>
        </mrow>
        <mo stretchy="false">)</mo>
      </mrow>
      <mn>2k</mn>
      <mi>–</mi>
      <mrow>
        <mrow>
          <munderover>
            <mo stretchy="false">∑</mo>
            <mrow>
              <mi>j</mi>
              <mo stretchy="false">=</mo>
              <mn>0</mn>
            </mrow>
            <mrow>
              <mrow>
                <mi>k</mi>
                <mo stretchy="false">−</mo>
                <mn>2</mn>
              </mrow>
            </mrow>
          </munderover>
          <msup>
            <mn>2</mn>
            <mi>j</mi>
          </msup>
        </mrow>
        <mo stretchy="false">+</mo>
        <mn>1</mn>
      </mrow>
    </mrow>
    <annotation encoding="StarMath 5.0">(k – 1) 2k – sum from j=0 to {k-2} 2^j+1</annotation>
  </semantics>
</math>
</file>

<file path=Object 3/content.xml><?xml version="1.0" encoding="utf-8"?>
<math xmlns="http://www.w3.org/1998/Math/MathML">
  <semantics>
    <mrow>
      <mrow>
        <mrow>
          <mrow>
            <mn>6</mn>
            <mo stretchy="false">×</mo>
            <mrow>
              <mfrac>
                <mn>1</mn>
                <mi>n</mi>
              </mfrac>
            </mrow>
          </mrow>
          <mo stretchy="false">×</mo>
          <mrow>
            <mrow>
              <mrow>
                <mi>i</mi>
                <mo stretchy="false">−</mo>
                <mfrac>
                  <mn>1</mn>
                  <mi>n</mi>
                </mfrac>
              </mrow>
              <mo stretchy="false">−</mo>
              <mn>1</mn>
            </mrow>
          </mrow>
        </mrow>
        <mo stretchy="false">×</mo>
        <mrow>
          <mrow>
            <mrow>
              <mi>r</mi>
              <mo stretchy="false">−</mo>
              <mfrac>
                <mi>i</mi>
                <mi>n</mi>
              </mfrac>
            </mrow>
            <mo stretchy="false">−</mo>
            <mn>2</mn>
          </mrow>
        </mrow>
      </mrow>
    </mrow>
    <annotation encoding="StarMath 5.0">6 times {1 over n} times {i-1 over n-1} times {r-i over n-2}</annotation>
  </semantics>
</math>
</file>

<file path=Object 4/content.xml><?xml version="1.0" encoding="utf-8"?>
<math xmlns="http://www.w3.org/1998/Math/MathML">
  <semantics>
    <mrow>
      <mrow>
        <mn>6</mn>
        <mrow>
          <mo stretchy="false">(</mo>
          <mrow>
            <mrow>
              <mi>i</mi>
              <mo stretchy="false">−</mo>
              <mn>1</mn>
            </mrow>
          </mrow>
          <mo stretchy="false">)</mo>
        </mrow>
        <mfrac>
          <mrow>
            <mo stretchy="false">(</mo>
            <mrow>
              <mrow>
                <mi>n</mi>
                <mo stretchy="false">−</mo>
                <mi>i</mi>
              </mrow>
            </mrow>
            <mo stretchy="false">)</mo>
          </mrow>
          <mi>n</mi>
        </mfrac>
        <mrow>
          <mo stretchy="false">(</mo>
          <mrow>
            <mrow>
              <mi>n</mi>
              <mo stretchy="false">−</mo>
              <mn>1</mn>
            </mrow>
          </mrow>
          <mo stretchy="false">)</mo>
        </mrow>
        <mrow>
          <mo stretchy="false">(</mo>
          <mrow>
            <mrow>
              <mi>n</mi>
              <mo stretchy="false">−</mo>
              <mn>2</mn>
            </mrow>
          </mrow>
          <mo stretchy="false">)</mo>
        </mrow>
      </mrow>
    </mrow>
    <annotation encoding="StarMath 5.0">{6(i-1)(n-i) over n(n-1)(n-2)}</annotation>
  </semantics>
</math>
</file>

<file path=Object 5/content.xml><?xml version="1.0" encoding="utf-8"?>
<math xmlns="http://www.w3.org/1998/Math/MathML">
  <semantics>
    <mrow>
      <msub>
        <mi>p</mi>
        <mi>i</mi>
      </msub>
      <mrow>
        <mrow>
          <mo stretchy="false">(</mo>
          <mrow>
            <mi>n</mi>
          </mrow>
          <mo stretchy="false">)</mo>
        </mrow>
        <mo stretchy="false">=</mo>
        <mrow>
          <mn>3</mn>
          <mfrac>
            <mrow>
              <mo stretchy="false">(</mo>
              <mrow>
                <mrow>
                  <mrow>
                    <mi>n</mi>
                    <mo stretchy="false">−</mo>
                    <mfrac>
                      <mn>1</mn>
                      <mn>2</mn>
                    </mfrac>
                  </mrow>
                </mrow>
              </mrow>
              <mo stretchy="false">)</mo>
            </mrow>
            <mrow>
              <mi>n</mi>
              <mrow>
                <mo stretchy="false">(</mo>
                <mrow>
                  <mrow>
                    <mi>n</mi>
                    <mo stretchy="false">−</mo>
                    <mn>2</mn>
                  </mrow>
                </mrow>
                <mo stretchy="false">)</mo>
              </mrow>
            </mrow>
          </mfrac>
        </mrow>
      </mrow>
    </mrow>
    <annotation encoding="StarMath 5.0">p_i(n) = {3 ({n-1 over 2}) over {n(n-2)}}</annotation>
  </semantics>
</math>
</file>

<file path=Object 6/content.xml><?xml version="1.0" encoding="utf-8"?>
<math xmlns="http://www.w3.org/1998/Math/MathML">
  <semantics>
    <mrow>
      <mrow>
        <mfrac>
          <mn>3</mn>
          <mn>2n</mn>
        </mfrac>
      </mrow>
    </mrow>
    <annotation encoding="StarMath 5.0">{3 over 2n} </annotation>
  </semantics>
</math>
</file>

<file path=Object 7/content.xml><?xml version="1.0" encoding="utf-8"?>
<math xmlns="http://www.w3.org/1998/Math/MathML">
  <semantics>
    <mrow>
      <mrow>
        <mrow>
          <munderover>
            <mo stretchy="false">∑</mo>
            <mrow>
              <mi>i</mi>
              <mo stretchy="false">=</mo>
              <mfrac>
                <mi>n</mi>
                <mn>3</mn>
              </mfrac>
            </mrow>
            <mrow>
              <mfrac>
                <mn>2n</mn>
                <mn>3</mn>
              </mfrac>
            </mrow>
          </munderover>
          <mrow>
            <mn>6</mn>
            <mrow>
              <mo stretchy="false">(</mo>
              <mrow>
                <mrow>
                  <mi>i</mi>
                  <mo stretchy="false">−</mo>
                  <mn>1</mn>
                </mrow>
              </mrow>
              <mo stretchy="false">)</mo>
            </mrow>
            <mfrac>
              <mrow>
                <mo stretchy="false">(</mo>
                <mrow>
                  <mrow>
                    <mi>n</mi>
                    <mo stretchy="false">−</mo>
                    <mi>i</mi>
                  </mrow>
                </mrow>
                <mo stretchy="false">)</mo>
              </mrow>
              <mi>n</mi>
            </mfrac>
            <mrow>
              <mo stretchy="false">(</mo>
              <mrow>
                <mrow>
                  <mi>n</mi>
                  <mo stretchy="false">−</mo>
                  <mn>1</mn>
                </mrow>
              </mrow>
              <mo stretchy="false">)</mo>
            </mrow>
            <mrow>
              <mo stretchy="false">(</mo>
              <mrow>
                <mrow>
                  <mi>n</mi>
                  <mo stretchy="false">−</mo>
                  <mn>2</mn>
                </mrow>
              </mrow>
              <mo stretchy="false">)</mo>
            </mrow>
          </mrow>
        </mrow>
        <mo stretchy="false">=</mo>
        <mrow>
          <mn>13</mn>
          <mo stretchy="false">/</mo>
          <mn>27</mn>
        </mrow>
      </mrow>
    </mrow>
    <annotation encoding="StarMath 5.0">sum from i=n over 3 to {2n over 3} {6(i-1)(n-i) over n(n-1)(n-2)} = 13/27</annotation>
  </semantics>
</math>
</file>